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.512cm" fo:min-width="1.659cm"/>
    </style:style>
    <style:style style:name="gr10" style:family="graphic" style:parent-style-name="standard">
      <style:graphic-properties svg:stroke-width="0.035cm" draw:marker-start-width="0.252cm" draw:marker-end-width="0.252cm" draw:opacity="20%" draw:textarea-horizontal-align="justify" draw:textarea-vertical-align="middle" draw:auto-grow-height="false" fo:min-height="0.935cm" fo:min-width="0.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3333" draw:marker-start-width="0.252cm" draw:marker-end-width="0.252cm" draw:fill-color="#ff3333" draw:opacity="20%" draw:textarea-horizontal-align="justify" draw:textarea-vertical-align="middle" draw:auto-grow-height="false" fo:min-height="0.935cm" fo:min-width="0.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9900" draw:marker-start-width="0.252cm" draw:marker-end-width="0.252cm" draw:fill-color="#009900" draw:opacity="20%" draw:textarea-horizontal-align="justify" draw:textarea-vertical-align="middle" draw:auto-grow-height="false" fo:min-height="0.961cm" fo:min-width="0.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cc00" draw:marker-start-width="0.252cm" draw:marker-end-width="0.252cm" draw:fill-color="#ffcc00" draw:opacity="20%" draw:textarea-horizontal-align="justify" draw:textarea-vertical-align="middle" draw:auto-grow-height="false" fo:min-height="0.961cm" fo:min-width="0.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opacity="20%" draw:textarea-horizontal-align="justify" draw:textarea-vertical-align="middle" draw:auto-grow-height="false" fo:min-height="1.159cm" fo:min-width="0.851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3333" draw:marker-start-width="0.252cm" draw:marker-end-width="0.252cm" draw:fill-color="#ff3333" draw:opacity="20%" draw:textarea-horizontal-align="justify" draw:textarea-vertical-align="middle" draw:auto-grow-height="false" fo:min-height="1.159cm" fo:min-width="0.85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9900" draw:marker-start-width="0.252cm" draw:marker-end-width="0.252cm" draw:fill-color="#009900" draw:opacity="20%" draw:textarea-horizontal-align="justify" draw:textarea-vertical-align="middle" draw:auto-grow-height="false" fo:min-height="1.19cm" fo:min-width="0.851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cc00" draw:marker-start-width="0.252cm" draw:marker-end-width="0.252cm" draw:fill-color="#ffcc00" draw:opacity="20%" draw:textarea-horizontal-align="justify" draw:textarea-vertical-align="middle" draw:auto-grow-height="false" fo:min-height="1.19cm" fo:min-width="0.851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opacity="20%" draw:textarea-horizontal-align="justify" draw:textarea-vertical-align="middle" draw:auto-grow-height="false" fo:min-height="1.555cm" fo:min-width="1.15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3333" draw:marker-start-width="0.252cm" draw:marker-end-width="0.252cm" draw:fill-color="#ff3333" draw:opacity="20%" draw:textarea-horizontal-align="justify" draw:textarea-vertical-align="middle" draw:auto-grow-height="false" fo:min-height="1.555cm" fo:min-width="1.155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9900" draw:marker-start-width="0.252cm" draw:marker-end-width="0.252cm" draw:fill-color="#009900" draw:opacity="20%" draw:textarea-horizontal-align="justify" draw:textarea-vertical-align="middle" draw:auto-grow-height="false" fo:min-height="1.594cm" fo:min-width="1.154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cc00" draw:marker-start-width="0.252cm" draw:marker-end-width="0.252cm" draw:fill-color="#ffcc00" draw:opacity="20%" draw:textarea-horizontal-align="justify" draw:textarea-vertical-align="middle" draw:auto-grow-height="false" fo:min-height="1.594cm" fo:min-width="1.154cm" fo:padding-top="0.142cm" fo:padding-bottom="0.142cm" fo:padding-left="0.267cm" fo:padding-right="0.267cm"/>
    </style:style>
    <style:style style:name="co1" style:family="table-column">
      <style:table-column-properties style:column-width="0.872cm" style:use-optimal-column-width="false"/>
    </style:style>
    <style:style style:name="co2" style:family="table-column">
      <style:table-column-properties style:column-width="0.907cm" style:use-optimal-column-width="false"/>
    </style:style>
    <style:style style:name="co3" style:family="table-column">
      <style:table-column-properties style:column-width="0.906cm" style:use-optimal-column-width="false"/>
    </style:style>
    <style:style style:name="co4" style:family="table-column">
      <style:table-column-properties style:column-width="1.235cm" style:use-optimal-column-width="false"/>
    </style:style>
    <style:style style:name="co5" style:family="table-column">
      <style:table-column-properties style:column-width="1.209cm" style:use-optimal-column-width="false"/>
    </style:style>
    <style:style style:name="co6" style:family="table-column">
      <style:table-column-properties style:column-width="0.894cm" style:use-optimal-column-width="false"/>
    </style:style>
    <style:style style:name="co7" style:family="table-column">
      <style:table-column-properties style:column-width="0.85cm" style:use-optimal-column-width="false"/>
    </style:style>
    <style:style style:name="co8" style:family="table-column">
      <style:table-column-properties style:column-width="0.887cm" style:use-optimal-column-width="false"/>
    </style:style>
    <style:style style:name="co9" style:family="table-column">
      <style:table-column-properties style:column-width="1.314cm" style:use-optimal-column-width="false"/>
    </style:style>
    <style:style style:name="co10" style:family="table-column">
      <style:table-column-properties style:column-width="1.311cm" style:use-optimal-column-width="false"/>
    </style:style>
    <style:style style:name="co11" style:family="table-column">
      <style:table-column-properties style:column-width="0.874cm" style:use-optimal-column-width="false"/>
    </style:style>
    <style:style style:name="co12" style:family="table-column">
      <style:table-column-properties style:column-width="1.468cm" style:use-optimal-column-width="false"/>
    </style:style>
    <style:style style:name="co13" style:family="table-column">
      <style:table-column-properties style:column-width="1.4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68cm"/>
    </style:style>
    <style:style style:name="ro3" style:family="table-row">
      <style:table-row-properties style:row-height="0cm"/>
    </style:style>
    <style:style style:name="ro4" style:family="table-row">
      <style:table-row-properties style:row-height="1.227cm"/>
    </style:style>
    <style:style style:name="ro5" style:family="table-row">
      <style:table-row-properties style:row-height="1.23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506cm"/>
    </style:style>
    <style:style style:name="ro9" style:family="table-row">
      <style:table-row-properties style:row-height="1.504cm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opacity="20%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-color="#009900" draw:opacity="20%"/>
      <style:paragraph-properties fo:text-align="center"/>
    </style:style>
    <style:style style:name="P8" style:family="paragraph">
      <loext:graphic-properties draw:fill-color="#ffcc00" draw:opacity="20%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487cm" svg:height="3.887cm" svg:x="7.088cm" svg:y="1.816cm">
          <table:table table:template-name="bl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719cm" svg:height="2.915cm" svg:x="12.072cm" svg:y="2.169cm">
          <table:table table:template-name="orange"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443cm" svg:height="2.535cm" svg:x="17.101cm" svg:y="2.492cm">
          <table:table table:template-name="default"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18</text:p>
              </table:table-cell>
              <table:table-cell>
                <text:p text:style-name="P1">18</text:p>
              </table:table-cell>
            </table:table-row>
            <table:table-row table:style-name="ro2" table:default-cell-style-name="ce2">
              <table:table-cell>
                <text:p text:style-name="P1">27</text:p>
              </table:table-cell>
              <table:table-cell>
                <text:p text:style-name="P1">2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283cm" svg:height="5.831cm" svg:x="6.188cm" svg:y="6.128cm">
          <table:table table:template-name="blue">
            <table:table-column table:style-name="co6"/>
            <table:table-column table:style-name="co6"/>
            <table:table-column table:style-name="co7"/>
            <table:table-column table:style-name="co1"/>
            <table:table-column table:style-name="co8"/>
            <table:table-column table:style-name="co8"/>
            <table:table-row table:style-name="ro3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719cm" svg:height="2.915cm" svg:x="12.072cm" svg:y="7.586cm">
          <table:table table:template-name="orange"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252cm" svg:height="4.912cm" svg:x="15.696cm" svg:y="6.587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4" table:default-cell-style-name="ce2">
              <table:table-cell>
                <text:p text:style-name="P1">6</text:p>
              </table:table-cell>
              <table:table-cell>
                <text:p text:style-name="P1">9</text:p>
              </table:table-cell>
              <table:table-cell>
                <text:p text:style-name="P1">9</text:p>
              </table:table-cell>
              <table:table-cell>
                <text:p text:style-name="P1">6</text:p>
              </table:table-cell>
            </table:table-row>
            <table:table-row table:style-name="ro4" table:default-cell-style-name="ce2">
              <table:table-cell>
                <text:p text:style-name="P1">12</text:p>
              </table:table-cell>
              <table:table-cell>
                <text:p text:style-name="P1">18</text:p>
              </table:table-cell>
              <table:table-cell>
                <text:p text:style-name="P1">18</text:p>
              </table:table-cell>
              <table:table-cell>
                <text:p text:style-name="P1">12</text:p>
              </table:table-cell>
            </table:table-row>
            <table:table-row table:style-name="ro4" table:default-cell-style-name="ce2">
              <table:table-cell>
                <text:p text:style-name="P1">18</text:p>
              </table:table-cell>
              <table:table-cell>
                <text:p text:style-name="P1">27</text:p>
              </table:table-cell>
              <table:table-cell>
                <text:p text:style-name="P1">27</text:p>
              </table:table-cell>
              <table:table-cell>
                <text:p text:style-name="P1">18</text:p>
              </table:table-cell>
            </table:table-row>
            <table:table-row table:style-name="ro5" table:default-cell-style-name="ce2">
              <table:table-cell>
                <text:p text:style-name="P1">14</text:p>
              </table:table-cell>
              <table:table-cell>
                <text:p text:style-name="P1">21</text:p>
              </table:table-cell>
              <table:table-cell>
                <text:p text:style-name="P1">21</text:p>
              </table:table-cell>
              <table:table-cell>
                <text:p text:style-name="P1">1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89cm" svg:height="3.889cm" svg:x="7.085cm" svg:y="13.482cm">
          <table:table table:template-name="bw">
            <table:table-column table:style-name="co1"/>
            <table:table-column table:style-name="co1"/>
            <table:table-column table:style-name="co1"/>
            <table:table-column table:style-name="co11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  <table:table-row table:style-name="ro6" table:default-cell-style-name="ce1"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frame draw:style-name="gr1" draw:text-style-name="P2" draw:layer="layout" svg:width="4.249cm" svg:height="0.962cm" svg:x="0.568cm" svg:y="14.029cm">
            <draw:text-box>
              <text:p><text:span text:style-name="T1">Max Pooling</text:span></text:p>
            </draw:text-box>
          </draw:frame>
          <draw:frame draw:style-name="gr2" draw:text-style-name="P3" draw:layer="layout" svg:width="4.477cm" svg:height="1.673cm" svg:x="0.568cm" svg:y="15.15cm">
            <draw:text-box>
              <text:p>Kernel = [2, 2]</text:p>
              <text:p>Stride <text:s/>= [2, 2]</text:p>
            </draw:text-box>
          </draw:frame>
        </draw:g>
        <draw:frame draw:style-name="standard" draw:layer="layout" svg:width="2.443cm" svg:height="2.537cm" svg:x="12.21cm" svg:y="14.158cm">
          <table:table table:template-name="default" table:use-banding-rows-styles="true">
            <table:table-column table:style-name="co4"/>
            <table:table-column table:style-name="co5"/>
            <table:table-row table:style-name="ro7" table:default-cell-style-name="ce2"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2" table:default-cell-style-name="ce2"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489cm" svg:height="3.889cm" svg:x="7.085cm" svg:y="18.141cm">
          <table:table table:template-name="bw">
            <table:table-column table:style-name="co1"/>
            <table:table-column table:style-name="co1"/>
            <table:table-column table:style-name="co1"/>
            <table:table-column table:style-name="co11"/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2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  <table:table-row table:style-name="ro6" table:default-cell-style-name="ce2"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905cm" svg:height="3.009cm" svg:x="11.979cm" svg:y="18.581cm">
          <table:table table:template-name="default" table:use-banding-rows-styles="true">
            <table:table-column table:style-name="co12"/>
            <table:table-column table:style-name="co13"/>
            <table:table-row table:style-name="ro8" table:default-cell-style-name="ce2">
              <table:table-cell>
                <text:p text:style-name="P1">1.5</text:p>
              </table:table-cell>
              <table:table-cell>
                <text:p text:style-name="P1">1.5</text:p>
              </table:table-cell>
            </table:table-row>
            <table:table-row table:style-name="ro9" table:default-cell-style-name="ce2">
              <table:table-cell>
                <text:p text:style-name="P1">3.5</text:p>
              </table:table-cell>
              <table:table-cell>
                <text:p text:style-name="P1">3.5</text:p>
              </table:table-cell>
            </table:table-row>
          </table:table>
          <draw:image xlink:href="Pictures/TablePreview10.svm" xlink:type="simple" xlink:show="embed" xlink:actuate="onLoad"/>
        </draw:frame>
        <draw:g>
          <draw:frame draw:style-name="gr3" draw:text-style-name="P2" draw:layer="layout" svg:width="5.489cm" svg:height="0.962cm" svg:x="0.568cm" svg:y="18.677cm">
            <draw:text-box>
              <text:p><text:span text:style-name="T1">A</text:span><text:span text:style-name="T1">v</text:span><text:span text:style-name="T1">er</text:span><text:span text:style-name="T1">a</text:span><text:span text:style-name="T1">g</text:span><text:span text:style-name="T1">e </text:span><text:span text:style-name="T1">P</text:span><text:span text:style-name="T1">o</text:span><text:span text:style-name="T1">ol</text:span><text:span text:style-name="T1">in</text:span><text:span text:style-name="T1">g</text:span></text:p>
            </draw:text-box>
          </draw:frame>
          <draw:frame draw:style-name="gr2" draw:text-style-name="P3" draw:layer="layout" svg:width="4.477cm" svg:height="1.673cm" svg:x="0.568cm" svg:y="19.82cm">
            <draw:text-box>
              <text:p>Kernel = [2, 2]</text:p>
              <text:p>Stride <text:s/>= [2, 2]</text:p>
            </draw:text-box>
          </draw:frame>
        </draw:g>
        <draw:g>
          <draw:frame draw:style-name="gr4" draw:text-style-name="P2" draw:layer="layout" svg:width="4.38cm" svg:height="1.673cm" svg:x="0.568cm" svg:y="7.34cm">
            <draw:text-box>
              <text:p><text:span text:style-name="T1">C</text:span><text:span text:style-name="T1">o</text:span><text:span text:style-name="T1">n</text:span><text:span text:style-name="T1">v</text:span><text:span text:style-name="T1">ol</text:span><text:span text:style-name="T1">ut</text:span><text:span text:style-name="T1">io</text:span><text:span text:style-name="T1">n</text:span></text:p>
              <text:p><text:span text:style-name="T1">Z</text:span><text:span text:style-name="T1">er</text:span><text:span text:style-name="T1">o </text:span><text:span text:style-name="T1">P</text:span><text:span text:style-name="T1">a</text:span><text:span text:style-name="T1">d</text:span><text:span text:style-name="T1">d</text:span><text:span text:style-name="T1">e</text:span><text:span text:style-name="T1">d</text:span></text:p>
            </draw:text-box>
          </draw:frame>
          <draw:frame draw:style-name="gr2" draw:text-style-name="P3" draw:layer="layout" svg:width="4.477cm" svg:height="1.673cm" svg:x="0.599cm" svg:y="9.065cm">
            <draw:text-box>
              <text:p>Kernel = [3, 3]</text:p>
              <text:p>Stride <text:s/>= [1, 1]</text:p>
            </draw:text-box>
          </draw:frame>
        </draw:g>
        <draw:g>
          <draw:frame draw:style-name="gr5" draw:text-style-name="P2" draw:layer="layout" svg:width="4.215cm" svg:height="0.962cm" svg:x="0.574cm" svg:y="2.451cm">
            <draw:text-box>
              <text:p><text:span text:style-name="T1">Convolution</text:span></text:p>
            </draw:text-box>
          </draw:frame>
          <draw:frame draw:style-name="gr2" draw:text-style-name="P3" draw:layer="layout" svg:width="4.477cm" svg:height="1.673cm" svg:x="0.568cm" svg:y="3.395cm">
            <draw:text-box>
              <text:p>Kernel = [3, 3]</text:p>
              <text:p>Stride <text:s/>= [1, 1]</text:p>
            </draw:text-box>
          </draw:frame>
        </draw:g>
        <draw:frame draw:style-name="gr6" draw:text-style-name="P3" draw:layer="layout" svg:width="1.912cm" svg:height="0.962cm" svg:x="7.864cm" svg:y="0.772cm">
          <draw:text-box>
            <text:p>Input</text:p>
          </draw:text-box>
        </draw:frame>
        <draw:frame draw:style-name="gr7" draw:text-style-name="P3" draw:layer="layout" svg:width="2.331cm" svg:height="0.962cm" svg:x="12.239cm" svg:y="0.772cm">
          <draw:text-box>
            <text:p>Kernel</text:p>
          </draw:text-box>
        </draw:frame>
        <draw:frame draw:style-name="gr8" draw:text-style-name="P3" draw:layer="layout" svg:width="2.407cm" svg:height="0.962cm" svg:x="16.989cm" svg:y="0.772cm">
          <draw:text-box>
            <text:p>Output</text:p>
          </draw:text-box>
        </draw:frame>
        <draw:frame draw:style-name="gr6" draw:text-style-name="P3" draw:layer="layout" svg:width="1.912cm" svg:height="0.962cm" svg:x="7.962cm" svg:y="12.453cm">
          <draw:text-box>
            <text:p>Input</text:p>
          </draw:text-box>
        </draw:frame>
        <draw:frame draw:style-name="gr8" draw:text-style-name="P3" draw:layer="layout" svg:width="2.407cm" svg:height="0.962cm" svg:x="12.233cm" svg:y="12.453cm">
          <draw:text-box>
            <text:p>Output</text:p>
          </draw:text-box>
        </draw:frame>
        <draw:custom-shape draw:style-name="gr9" draw:text-style-name="P4" draw:layer="layout" svg:width="2.159cm" svg:height="0.762cm" svg:x="7.839cm" svg:y="12.5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159cm" svg:height="0.762cm" svg:x="12.386cm" svg:y="12.5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159cm" svg:height="0.762cm" svg:x="17.11cm" svg:y="0.8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159cm" svg:height="0.762cm" svg:x="12.36cm" svg:y="0.8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159cm" svg:height="0.762cm" svg:x="7.687cm" svg:y="0.8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94cm" svg:height="1.219cm" svg:x="12.23cm" svg:y="14.1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194cm" svg:height="1.219cm" svg:x="13.449cm" svg:y="14.1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194cm" svg:height="1.245cm" svg:x="12.23cm" svg:y="15.4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194cm" svg:height="1.245cm" svg:x="13.461cm" svg:y="15.4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385cm" svg:height="1.443cm" svg:x="12.03cm" svg:y="18.6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385cm" svg:height="1.443cm" svg:x="13.444cm" svg:y="18.6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385cm" svg:height="1.474cm" svg:x="12.03cm" svg:y="20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385cm" svg:height="1.474cm" svg:x="13.458cm" svg:y="20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688cm" svg:height="1.839cm" svg:x="7.096cm" svg:y="13.4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689cm" svg:height="1.839cm" svg:x="8.819cm" svg:y="13.4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88cm" svg:height="1.878cm" svg:x="7.096cm" svg:y="15.3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688cm" svg:height="1.878cm" svg:x="8.837cm" svg:y="15.37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489cm" svg:height="3.889cm" svg:x="7.083cm" svg:y="18.275cm">
          <table:table table:template-name="bw">
            <table:table-column table:style-name="co1"/>
            <table:table-column table:style-name="co1"/>
            <table:table-column table:style-name="co1"/>
            <table:table-column table:style-name="co11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</table:table-row>
            <table:table-row table:style-name="ro6" table:default-cell-style-name="ce1"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8" draw:text-style-name="P5" draw:layer="layout" svg:width="1.688cm" svg:height="1.839cm" svg:x="7.094cm" svg:y="18.2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689cm" svg:height="1.839cm" svg:x="8.817cm" svg:y="18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88cm" svg:height="1.878cm" svg:x="7.094cm" svg:y="20.1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688cm" svg:height="1.878cm" svg:x="8.835cm" svg:y="20.17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lightblue1" style:family="table-cell" style:parent-style-name="default">
      <loext:graphic-properties draw:fill="solid" draw:fill-color="#ffff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1:05:17.473112470</meta:creation-date>
    <dc:date>2018-09-26T16:20:25.271528226</dc:date>
    <meta:editing-duration>PT49M24S</meta:editing-duration>
    <meta:editing-cycles>6</meta:editing-cycles>
    <meta:generator>LibreOffice/5.1.6.2$Linux_X86_64 LibreOffice_project/10m0$Build-2</meta:generator>
    <meta:document-statistic meta:object-count="49"/>
  </office:meta>
</office:document-meta>
</file>